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351cm" fo:min-width="3.7cm"/>
    </style:style>
    <style:style style:name="gr7" style:family="graphic">
      <style:graphic-properties svg:stroke-color="#000000" draw:fill="none" draw:textarea-horizontal-align="justify" draw:textarea-vertical-align="middle" draw:auto-grow-height="false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2.351cm" fo:min-width="3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01cm" svg:y1="11.7cm" svg:x2="10.101cm" svg:y2="12.9cm">
          <text:p/>
        </draw:line>
        <draw:custom-shape draw:style-name="gr2" draw:text-style-name="P1" draw:layer="layout" svg:width="6.4cm" svg:height="2.5cm" svg:x="6.901cm" svg:y="9.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3.1cm" svg:x="6.902cm" svg:y="12.902cm">
          <text:p text:style-name="P1">Select Tab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6.5cm" svg:height="2.6cm" svg:x="1.202cm" svg:y="16.802cm">
          <text:p text:style-name="P1"><text:s text:c="3"/>Profile Window <text:line-break/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5cm" svg:height="2.6cm" svg:x="4.2cm" svg:y="19.9cm">
          <text:p text:style-name="P1">Trick Window </text:p>
          <text:p text:style-name="P1"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2.6cm" svg:x="9.3cm" svg:y="19.9cm">
          <text:p text:style-name="P2">Skatepark </text:p>
          <text:p text:style-name="P2">Window </text:p>
          <text:p text:style-name="P2"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2.6cm" svg:x="13.402cm" svg:y="16.802cm">
          <text:p text:style-name="P2"><text:s text:c="3"/>Review Window </text:p>
          <text:p text:style-name="P2"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801cm" svg:y1="15.3cm" svg:x2="8.8cm" svg:y2="19.9cm">
          <text:p/>
        </draw:line>
        <draw:line draw:style-name="gr1" draw:text-style-name="P1" draw:layer="layout" svg:x1="11.602cm" svg:y1="15.3cm" svg:x2="11.601cm" svg:y2="19.9cm">
          <text:p/>
        </draw:line>
        <draw:line draw:style-name="gr3" draw:text-style-name="P1" draw:layer="layout" svg:x1="13.3cm" svg:y1="14.4cm" svg:x2="17.2cm" svg:y2="14.4cm">
          <text:p/>
        </draw:line>
        <draw:line draw:style-name="gr3" draw:text-style-name="P1" draw:layer="layout" svg:x1="4.3cm" svg:y1="14.4cm" svg:x2="7cm" svg:y2="14.4cm">
          <text:p/>
        </draw:line>
        <draw:line draw:style-name="gr1" draw:text-style-name="P1" draw:layer="layout" svg:x1="4.3cm" svg:y1="14.4cm" svg:x2="4.3cm" svg:y2="16.9cm">
          <text:p/>
        </draw:line>
        <draw:line draw:style-name="gr1" draw:text-style-name="P1" draw:layer="layout" svg:x1="17.2cm" svg:y1="14.4cm" svg:x2="17.2cm" svg:y2="16.9cm">
          <text:p/>
        </draw:line>
        <draw:line draw:style-name="gr1" draw:text-style-name="P1" draw:layer="layout" svg:x1="2.5cm" svg:y1="19.4cm" svg:x2="2.5cm" svg:y2="20.5cm">
          <text:p/>
        </draw:line>
        <draw:line draw:style-name="gr1" draw:text-style-name="P1" draw:layer="layout" svg:x1="12cm" svg:y1="22.4cm" svg:x2="12cm" svg:y2="23.5cm">
          <text:p/>
        </draw:line>
        <draw:line draw:style-name="gr1" draw:text-style-name="P1" draw:layer="layout" svg:x1="6.4cm" svg:y1="22.4cm" svg:x2="6.4cm" svg:y2="23.5cm">
          <text:p/>
        </draw:line>
        <draw:line draw:style-name="gr1" draw:text-style-name="P1" draw:layer="layout" svg:x1="17.2cm" svg:y1="19.4cm" svg:x2="17.2cm" svg:y2="20.5cm">
          <text:p/>
        </draw:line>
        <draw:frame draw:style-name="gr4" draw:layer="layout" svg:width="3.4cm" svg:height="1.35cm" svg:x="1.4cm" svg:y="20.35cm">
          <draw:text-box>
            <text:p>Page 46</text:p>
          </draw:text-box>
        </draw:frame>
        <draw:frame draw:style-name="gr5" draw:layer="layout" svg:width="3.1cm" svg:height="1.45cm" svg:x="5.4cm" svg:y="23.4cm">
          <draw:text-box>
            <text:p>Page 47</text:p>
          </draw:text-box>
        </draw:frame>
        <draw:frame draw:style-name="gr5" draw:layer="layout" svg:width="3.1cm" svg:height="1.45cm" svg:x="11cm" svg:y="23.35cm">
          <draw:text-box>
            <text:p>Page 48</text:p>
          </draw:text-box>
        </draw:frame>
        <draw:frame draw:style-name="gr5" draw:layer="layout" svg:width="3.2cm" svg:height="1.45cm" svg:x="16.3cm" svg:y="20.4cm">
          <draw:text-box>
            <text:p>Page 50</text:p>
          </draw:text-box>
        </draw:frame>
      </draw:page>
      <draw:page draw:name="page2" draw:style-name="dp1" draw:master-page-name="Default">
        <draw:custom-shape draw:style-name="gr2" draw:text-style-name="P1" draw:layer="layout" svg:width="6.5cm" svg:height="3.1cm" svg:x="7.101cm" svg:y="5.801cm">
          <text:p text:style-name="P1">Select Task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6.5cm" svg:height="2.6cm" svg:x="13.3cm" svg:y="10.3cm">
          <text:p text:style-name="P1">Get Email</text:p>
          <text:p text:style-name="P1">From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5cm" svg:height="2.6cm" svg:x="1.1cm" svg:y="10.3cm">
          <text:p text:style-name="P1">Get Image <text:line-break/>File Path </text:p>
          <text:p text:style-name="P1">From User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5cm" svg:height="2.6cm" svg:x="7.2cm" svg:y="10.3cm">
          <text:p text:style-name="P1">Get First and <text:line-break/>Last Name </text:p>
          <text:p text:style-name="P1">From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3cm" svg:y1="4.5cm" svg:x2="10.3cm" svg:y2="5.8cm">
          <text:p/>
        </draw:line>
        <draw:line draw:style-name="gr1" draw:text-style-name="P1" draw:layer="layout" svg:x1="10.4cm" svg:y1="8.9cm" svg:x2="10.4cm" svg:y2="10.4cm">
          <text:p/>
        </draw:line>
        <draw:line draw:style-name="gr1" draw:text-style-name="P1" draw:layer="layout" svg:x1="4.8cm" svg:y1="7.4cm" svg:x2="4.8cm" svg:y2="10.3cm">
          <text:p/>
        </draw:line>
        <draw:line draw:style-name="gr1" draw:text-style-name="P1" draw:layer="layout" svg:x1="16.9cm" svg:y1="7.4cm" svg:x2="16.9cm" svg:y2="10.3cm">
          <text:p/>
        </draw:line>
        <draw:line draw:style-name="gr3" draw:text-style-name="P1" draw:layer="layout" svg:x1="4.8cm" svg:y1="7.4cm" svg:x2="7.2cm" svg:y2="7.3cm">
          <text:p/>
        </draw:line>
        <draw:line draw:style-name="gr3" draw:text-style-name="P1" draw:layer="layout" svg:x1="13.6cm" svg:y1="7.4cm" svg:x2="16.9cm" svg:y2="7.4cm">
          <text:p/>
        </draw:line>
        <draw:custom-shape draw:style-name="gr2" draw:text-style-name="P1" draw:layer="layout" svg:width="5.9cm" svg:height="2.6cm" svg:x="1.1cm" svg:y="15.2cm">
          <text:p text:style-name="P1">Choose JPEG Image<text:line-break/>from Docum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6cm" svg:x="7.504cm" svg:y="15.2cm">
          <text:p text:style-name="P1">Add New 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6cm" svg:x="14.004cm" svg:y="15.2cm">
          <text:p text:style-name="P1">Add New Emai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12.9cm" svg:x2="3.9cm" svg:y2="15.2cm">
          <text:p/>
        </draw:line>
        <draw:line draw:style-name="gr1" draw:text-style-name="P1" draw:layer="layout" svg:x1="10cm" svg:y1="12.9cm" svg:x2="10cm" svg:y2="15.2cm">
          <text:p/>
        </draw:line>
        <draw:line draw:style-name="gr1" draw:text-style-name="P1" draw:layer="layout" svg:x1="16.3cm" svg:y1="12.9cm" svg:x2="16.3cm" svg:y2="15.3cm">
          <text:p/>
        </draw:line>
        <draw:custom-shape draw:style-name="gr6" draw:text-style-name="P1" draw:layer="layout" svg:width="6.3cm" svg:height="2.6cm" svg:x="7.3cm" svg:y="22.7cm">
          <text:p text:style-name="P1">User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10.4cm" svg:y1="21.5cm" svg:x2="10.4cm" svg:y2="22.8cm">
          <text:p/>
        </draw:line>
        <draw:line draw:style-name="gr3" draw:text-style-name="P1" draw:layer="layout" svg:x1="4cm" svg:y1="21.5cm" svg:x2="4cm" svg:y2="24.1cm">
          <text:p/>
        </draw:line>
        <draw:line draw:style-name="gr3" draw:text-style-name="P1" draw:layer="layout" svg:x1="16.5cm" svg:y1="21.5cm" svg:x2="16.5cm" svg:y2="24.1cm">
          <text:p/>
        </draw:line>
        <draw:line draw:style-name="gr1" draw:text-style-name="P1" draw:layer="layout" svg:x1="4cm" svg:y1="24.1cm" svg:x2="7.2cm" svg:y2="24.1cm">
          <text:p/>
        </draw:line>
        <draw:line draw:style-name="gr1" draw:text-style-name="P1" draw:layer="layout" svg:x1="16.5cm" svg:y1="24.1cm" svg:x2="13cm" svg:y2="24.1cm">
          <text:p/>
        </draw:line>
        <draw:custom-shape draw:style-name="gr2" draw:text-style-name="P1" draw:layer="layout" svg:width="6.5cm" svg:height="2.6cm" svg:x="7.8cm" svg:y="1.9cm">
          <text:p text:style-name="P1"><text:s text:c="3"/>Profile Window <text:line-break/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9cm" svg:height="2.6cm" svg:x="1.1cm" svg:y="18.8cm">
          <text:p text:style-name="P1">Validate File Pat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6cm" svg:x="7.6cm" svg:y="18.9cm">
          <text:p text:style-name="P1">Validate N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6cm" svg:x="13.9cm" svg:y="18.9cm">
          <text:p text:style-name="P1">Validate Emai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17.8cm" svg:x2="3.9cm" svg:y2="18.8cm">
          <text:p/>
        </draw:line>
        <draw:line draw:style-name="gr1" draw:text-style-name="P1" draw:layer="layout" svg:x1="10.4cm" svg:y1="17.8cm" svg:x2="10.4cm" svg:y2="18.9cm">
          <text:p/>
        </draw:line>
        <draw:line draw:style-name="gr1" draw:text-style-name="P1" draw:layer="layout" svg:x1="17.2cm" svg:y1="17.8cm" svg:x2="17.2cm" svg:y2="18.9cm">
          <text:p/>
        </draw:line>
        <draw:line draw:style-name="gr1" draw:text-style-name="P1" draw:layer="layout" svg:x1="11.5cm" svg:y1="1cm" svg:x2="11.5cm" svg:y2="2cm">
          <text:p/>
        </draw:line>
      </draw:page>
      <draw:page draw:name="page3" draw:style-name="dp1" draw:master-page-name="Default">
        <draw:custom-shape draw:style-name="gr7" draw:text-style-name="P2" draw:layer="Layout" svg:width="6.5cm" svg:height="3.1cm" svg:x="6.601cm" svg:y="6.301cm">
          <text:p text:style-name="P2">Select Task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6.5cm" svg:height="2.6cm" svg:x="1.2cm" svg:y="10.6cm">
          <text:p text:style-name="P2">Get Trick</text:p>
          <text:p text:style-name="P2">Information</text:p>
          <text:p text:style-name="P2">From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6.5cm" svg:height="2.6cm" svg:x="13.2cm" svg:y="10.6cm">
          <text:p text:style-name="P2">Delete Trick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6.5cm" svg:height="2.6cm" svg:x="7.3cm" svg:y="10.6cm">
          <text:p text:style-name="P2">Edit Trick </text:p>
          <text:p text:style-name="P2">Inform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9.9cm" svg:y1="4.7cm" svg:x2="9.9cm" svg:y2="6.3cm">
          <text:p/>
        </draw:line>
        <draw:line draw:style-name="gr1" draw:text-style-name="P1" draw:layer="layout" svg:x1="9.8cm" svg:y1="9.4cm" svg:x2="9.8cm" svg:y2="10.6cm">
          <text:p/>
        </draw:line>
        <draw:line draw:style-name="gr1" draw:text-style-name="P1" draw:layer="layout" svg:x1="5.1cm" svg:y1="7.9cm" svg:x2="5.1cm" svg:y2="10.5cm">
          <text:p/>
        </draw:line>
        <draw:line draw:style-name="gr1" draw:text-style-name="P1" draw:layer="layout" svg:x1="16.8cm" svg:y1="7.9cm" svg:x2="16.8cm" svg:y2="10.5cm">
          <text:p/>
        </draw:line>
        <draw:line draw:style-name="gr3" draw:text-style-name="P1" draw:layer="layout" svg:x1="5.1cm" svg:y1="7.9cm" svg:x2="6.7cm" svg:y2="7.9cm">
          <text:p/>
        </draw:line>
        <draw:line draw:style-name="gr3" draw:text-style-name="P1" draw:layer="layout" svg:x1="13.1cm" svg:y1="7.9cm" svg:x2="16.8cm" svg:y2="7.9cm">
          <text:p/>
        </draw:line>
        <draw:custom-shape draw:style-name="gr7" draw:text-style-name="P2" draw:layer="Layout" svg:width="5.9cm" svg:height="2.6cm" svg:x="1.1cm" svg:y="16.1cm">
          <text:p text:style-name="P2">Add a New Tri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cm" svg:height="2.6cm" svg:x="7.4cm" svg:y="16.1cm">
          <text:p text:style-name="P2">Edit an Existing</text:p>
          <text:p text:style-name="P2">Tri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cm" svg:height="2.6cm" svg:x="13.7cm" svg:y="16.1cm">
          <text:p text:style-name="P2">Delete an Existing </text:p>
          <text:p text:style-name="P2">Tric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cm" svg:y1="13.2cm" svg:x2="4cm" svg:y2="16.1cm">
          <text:p/>
        </draw:line>
        <draw:line draw:style-name="gr1" draw:text-style-name="P1" draw:layer="layout" svg:x1="10.2cm" svg:y1="13.2cm" svg:x2="10.2cm" svg:y2="16.2cm">
          <text:p/>
        </draw:line>
        <draw:line draw:style-name="gr1" draw:text-style-name="P1" draw:layer="layout" svg:x1="16cm" svg:y1="13.2cm" svg:x2="16cm" svg:y2="16.1cm">
          <text:p/>
        </draw:line>
        <draw:custom-shape draw:style-name="gr8" draw:text-style-name="P2" draw:layer="Layout" svg:width="6.3cm" svg:height="2.6cm" svg:x="7.3cm" svg:y="23.301cm">
          <text:p text:style-name="P2">Trick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10.4cm" svg:y1="22.101cm" svg:x2="10.4cm" svg:y2="23.401cm">
          <text:p/>
        </draw:line>
        <draw:line draw:style-name="gr3" draw:text-style-name="P1" draw:layer="layout" svg:x1="4.3cm" svg:y1="18.701cm" svg:x2="4.3cm" svg:y2="21.301cm">
          <text:p/>
        </draw:line>
        <draw:line draw:style-name="gr3" draw:text-style-name="P1" draw:layer="layout" svg:x1="16.5cm" svg:y1="18.7cm" svg:x2="16.5cm" svg:y2="24.701cm">
          <text:p/>
        </draw:line>
        <draw:line draw:style-name="gr1" draw:text-style-name="P1" draw:layer="layout" svg:x1="4.3cm" svg:y1="21.301cm" svg:x2="7.5cm" svg:y2="21.301cm">
          <text:p/>
        </draw:line>
        <draw:line draw:style-name="gr1" draw:text-style-name="P1" draw:layer="layout" svg:x1="16.5cm" svg:y1="24.701cm" svg:x2="13cm" svg:y2="24.701cm">
          <text:p/>
        </draw:line>
        <draw:custom-shape draw:style-name="gr2" draw:text-style-name="P1" draw:layer="layout" svg:width="6.5cm" svg:height="2.6cm" svg:x="6.702cm" svg:y="2.202cm">
          <text:p text:style-name="P1">Trick Window </text:p>
          <text:p text:style-name="P1"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4cm" svg:y1="1cm" svg:x2="10.4cm" svg:y2="2.3cm">
          <text:p/>
        </draw:line>
        <draw:custom-shape draw:style-name="gr2" draw:text-style-name="P2" draw:layer="layout" svg:width="5.9cm" svg:height="2.6cm" svg:x="7.5cm" svg:y="19.5cm">
          <text:p text:style-name="P2">Validate Trick </text:p>
          <text:p text:style-name="P2">Informatio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cm" svg:y1="18.7cm" svg:x2="10.4cm" svg:y2="19.5cm">
          <text:p/>
        </draw:line>
      </draw:page>
      <draw:page draw:name="page4" draw:style-name="dp1" draw:master-page-name="Default">
        <draw:custom-shape draw:style-name="gr7" draw:text-style-name="P2" draw:layer="Layout" svg:width="6.5cm" svg:height="3.1cm" svg:x="6.602cm" svg:y="6.201cm">
          <text:p text:style-name="P2">Select Task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901cm" svg:y1="4.6cm" svg:x2="9.901cm" svg:y2="6.2cm">
          <text:p/>
        </draw:line>
        <draw:line draw:style-name="gr1" draw:text-style-name="P1" draw:layer="layout" svg:x1="9.801cm" svg:y1="9.3cm" svg:x2="9.801cm" svg:y2="10.5cm">
          <text:p/>
        </draw:line>
        <draw:line draw:style-name="gr1" draw:text-style-name="P1" draw:layer="layout" svg:x1="5.101cm" svg:y1="7.8cm" svg:x2="5.101cm" svg:y2="10.4cm">
          <text:p/>
        </draw:line>
        <draw:line draw:style-name="gr1" draw:text-style-name="P1" draw:layer="layout" svg:x1="16.801cm" svg:y1="7.8cm" svg:x2="16.801cm" svg:y2="10.4cm">
          <text:p/>
        </draw:line>
        <draw:line draw:style-name="gr3" draw:text-style-name="P1" draw:layer="layout" svg:x1="5.101cm" svg:y1="7.8cm" svg:x2="6.701cm" svg:y2="7.8cm">
          <text:p/>
        </draw:line>
        <draw:line draw:style-name="gr3" draw:text-style-name="P1" draw:layer="layout" svg:x1="13.101cm" svg:y1="7.8cm" svg:x2="16.801cm" svg:y2="7.8cm">
          <text:p/>
        </draw:line>
        <draw:line draw:style-name="gr1" draw:text-style-name="P1" draw:layer="layout" svg:x1="11.201cm" svg:y1="6.8cm" svg:x2="17cm" svg:y2="6.8cm">
          <text:p/>
        </draw:line>
        <draw:frame draw:style-name="gr4" draw:text-style-name="P3" draw:layer="layout" svg:width="3.1cm" svg:height="1.35cm" svg:x="16.7cm" svg:y="6.3cm">
          <draw:text-box>
            <text:p text:style-name="P3"><text:s/>Page 49</text:p>
          </draw:text-box>
        </draw:frame>
        <draw:custom-shape draw:style-name="gr2" draw:text-style-name="P2" draw:layer="layout" svg:width="6.5cm" svg:height="2.6cm" svg:x="7cm" svg:y="2cm">
          <text:p text:style-name="P2">Skatepark </text:p>
          <text:p text:style-name="P2">Window </text:p>
          <text:p text:style-name="P2"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6cm" svg:y1="1.1cm" svg:x2="10.6cm" svg:y2="2cm">
          <text:p/>
        </draw:line>
        <draw:custom-shape draw:style-name="gr2" draw:text-style-name="P2" draw:layer="layout" svg:width="6.5cm" svg:height="2.6cm" svg:x="1.201cm" svg:y="10.601cm">
          <text:p text:style-name="P2">Get Skatepark</text:p>
          <text:p text:style-name="P2">Information</text:p>
          <text:p text:style-name="P2">From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2.6cm" svg:x="13.201cm" svg:y="10.601cm">
          <text:p text:style-name="P2">Delete Skatepark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2.6cm" svg:x="7.301cm" svg:y="10.601cm">
          <text:p text:style-name="P2">Edit Skatepark </text:p>
          <text:p text:style-name="P2">Inform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9cm" svg:height="2.6cm" svg:x="1.101cm" svg:y="16.101cm">
          <text:p text:style-name="P2">Add a New </text:p>
          <text:p text:style-name="P2">Skatepar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cm" svg:x="7.401cm" svg:y="16.101cm">
          <text:p text:style-name="P2">Edit an Existing</text:p>
          <text:p text:style-name="P2">Skatepar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cm" svg:x="13.701cm" svg:y="16.101cm">
          <text:p text:style-name="P2">Delete an Existing </text:p>
          <text:p text:style-name="P2">Skatepar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01cm" svg:y1="13.201cm" svg:x2="4.001cm" svg:y2="16.101cm">
          <text:p/>
        </draw:line>
        <draw:line draw:style-name="gr1" draw:text-style-name="P1" draw:layer="layout" svg:x1="10.201cm" svg:y1="13.201cm" svg:x2="10.201cm" svg:y2="16.201cm">
          <text:p/>
        </draw:line>
        <draw:line draw:style-name="gr1" draw:text-style-name="P1" draw:layer="layout" svg:x1="16.001cm" svg:y1="13.201cm" svg:x2="16.001cm" svg:y2="16.101cm">
          <text:p/>
        </draw:line>
        <draw:custom-shape draw:style-name="gr6" draw:text-style-name="P2" draw:layer="layout" svg:width="6.3cm" svg:height="2.6cm" svg:x="7.301cm" svg:y="23.302cm">
          <text:p text:style-name="P2">Skatepark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10.401cm" svg:y1="22.102cm" svg:x2="10.401cm" svg:y2="23.402cm">
          <text:p/>
        </draw:line>
        <draw:line draw:style-name="gr3" draw:text-style-name="P1" draw:layer="layout" svg:x1="4.301cm" svg:y1="18.702cm" svg:x2="4.301cm" svg:y2="21.302cm">
          <text:p/>
        </draw:line>
        <draw:line draw:style-name="gr3" draw:text-style-name="P1" draw:layer="layout" svg:x1="16.501cm" svg:y1="18.701cm" svg:x2="16.501cm" svg:y2="24.702cm">
          <text:p/>
        </draw:line>
        <draw:line draw:style-name="gr1" draw:text-style-name="P1" draw:layer="layout" svg:x1="4.301cm" svg:y1="21.302cm" svg:x2="7.501cm" svg:y2="21.302cm">
          <text:p/>
        </draw:line>
        <draw:line draw:style-name="gr1" draw:text-style-name="P1" draw:layer="layout" svg:x1="16.501cm" svg:y1="24.702cm" svg:x2="13.001cm" svg:y2="24.702cm">
          <text:p/>
        </draw:line>
        <draw:custom-shape draw:style-name="gr2" draw:text-style-name="P2" draw:layer="layout" svg:width="5.9cm" svg:height="2.6cm" svg:x="7.501cm" svg:y="19.501cm">
          <text:p text:style-name="P2">Validate Skatepark </text:p>
          <text:p text:style-name="P2">Informatio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01cm" svg:y1="18.701cm" svg:x2="10.401cm" svg:y2="19.501cm">
          <text:p/>
        </draw:line>
      </draw:page>
      <draw:page draw:name="page5" draw:style-name="dp1" draw:master-page-name="Default">
        <draw:custom-shape draw:style-name="gr7" draw:text-style-name="P2" draw:layer="Layout" svg:width="6.5cm" svg:height="2.6cm" svg:x="6.802cm" svg:y="16.6cm">
          <text:p text:style-name="P2">Map Rou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5.9cm" svg:height="2.6cm" svg:x="6.702cm" svg:y="22.1cm">
          <text:p text:style-name="P2">Add Start and End</text:p>
          <text:p text:style-name="P2">Rout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02cm" svg:y1="19.2cm" svg:x2="9.602cm" svg:y2="22.1cm">
          <text:p/>
        </draw:line>
        <draw:line draw:style-name="gr1" draw:text-style-name="P1" draw:layer="layout" svg:x1="10.4cm" svg:y1="13.2cm" svg:x2="10.4cm" svg:y2="16.6cm">
          <text:p/>
        </draw:line>
      </draw:page>
      <draw:page draw:name="page6" draw:style-name="dp1" draw:master-page-name="Default">
        <draw:custom-shape draw:style-name="gr2" draw:text-style-name="P2" draw:layer="layout" svg:width="6.5cm" svg:height="3.1cm" svg:x="6.602cm" svg:y="6.202cm">
          <text:p text:style-name="P2">Select Task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901cm" svg:y1="4.601cm" svg:x2="9.901cm" svg:y2="6.201cm">
          <text:p/>
        </draw:line>
        <draw:line draw:style-name="gr1" draw:text-style-name="P1" draw:layer="layout" svg:x1="9.801cm" svg:y1="9.301cm" svg:x2="9.801cm" svg:y2="10.501cm">
          <text:p/>
        </draw:line>
        <draw:line draw:style-name="gr1" draw:text-style-name="P1" draw:layer="layout" svg:x1="5.101cm" svg:y1="7.801cm" svg:x2="5.101cm" svg:y2="10.401cm">
          <text:p/>
        </draw:line>
        <draw:line draw:style-name="gr1" draw:text-style-name="P1" draw:layer="layout" svg:x1="16.801cm" svg:y1="7.801cm" svg:x2="16.801cm" svg:y2="10.401cm">
          <text:p/>
        </draw:line>
        <draw:line draw:style-name="gr3" draw:text-style-name="P1" draw:layer="layout" svg:x1="5.101cm" svg:y1="7.801cm" svg:x2="6.701cm" svg:y2="7.801cm">
          <text:p/>
        </draw:line>
        <draw:line draw:style-name="gr3" draw:text-style-name="P1" draw:layer="layout" svg:x1="13.101cm" svg:y1="7.801cm" svg:x2="16.801cm" svg:y2="7.801cm">
          <text:p/>
        </draw:line>
        <draw:line draw:style-name="gr1" draw:text-style-name="P1" draw:layer="layout" svg:x1="11.201cm" svg:y1="6.801cm" svg:x2="17cm" svg:y2="6.801cm">
          <text:p/>
        </draw:line>
        <draw:frame draw:style-name="gr4" draw:text-style-name="P3" draw:layer="layout" svg:width="3.1cm" svg:height="1.35cm" svg:x="16.7cm" svg:y="6.301cm">
          <draw:text-box>
            <text:p text:style-name="P3"><text:s/>Page 51</text:p>
          </draw:text-box>
        </draw:frame>
        <draw:custom-shape draw:style-name="gr2" draw:text-style-name="P2" draw:layer="layout" svg:width="6.5cm" svg:height="2.6cm" svg:x="7cm" svg:y="2.001cm">
          <text:p text:style-name="P2">Review </text:p>
          <text:p text:style-name="P2">Window </text:p>
          <text:p text:style-name="P2">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6cm" svg:y1="1.101cm" svg:x2="10.6cm" svg:y2="2.001cm">
          <text:p/>
        </draw:line>
        <draw:custom-shape draw:style-name="gr2" draw:text-style-name="P2" draw:layer="layout" svg:width="6.5cm" svg:height="2.6cm" svg:x="1.201cm" svg:y="10.602cm">
          <text:p text:style-name="P2">Get Review</text:p>
          <text:p text:style-name="P2">Information</text:p>
          <text:p text:style-name="P2">From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2.6cm" svg:x="13.201cm" svg:y="10.602cm">
          <text:p text:style-name="P2">Delete Review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5cm" svg:height="2.6cm" svg:x="7.301cm" svg:y="10.602cm">
          <text:p text:style-name="P2">Edit Review </text:p>
          <text:p text:style-name="P2">Inform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9cm" svg:height="2.6cm" svg:x="1.101cm" svg:y="16.102cm">
          <text:p text:style-name="P2">Add a New </text:p>
          <text:p text:style-name="P2">Revie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cm" svg:x="7.401cm" svg:y="16.102cm">
          <text:p text:style-name="P2">Edit an Existing</text:p>
          <text:p text:style-name="P2">Revie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cm" svg:x="13.701cm" svg:y="16.102cm">
          <text:p text:style-name="P2">Delete an Existing </text:p>
          <text:p text:style-name="P2">Review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01cm" svg:y1="13.202cm" svg:x2="4.001cm" svg:y2="16.102cm">
          <text:p/>
        </draw:line>
        <draw:line draw:style-name="gr1" draw:text-style-name="P1" draw:layer="layout" svg:x1="10.201cm" svg:y1="13.202cm" svg:x2="10.201cm" svg:y2="16.202cm">
          <text:p/>
        </draw:line>
        <draw:line draw:style-name="gr1" draw:text-style-name="P1" draw:layer="layout" svg:x1="16.001cm" svg:y1="13.202cm" svg:x2="16.001cm" svg:y2="16.102cm">
          <text:p/>
        </draw:line>
        <draw:custom-shape draw:style-name="gr6" draw:text-style-name="P2" draw:layer="layout" svg:width="6.3cm" svg:height="2.6cm" svg:x="7.301cm" svg:y="23.303cm">
          <text:p text:style-name="P2">Review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10.401cm" svg:y1="22.103cm" svg:x2="10.401cm" svg:y2="23.403cm">
          <text:p/>
        </draw:line>
        <draw:line draw:style-name="gr3" draw:text-style-name="P1" draw:layer="layout" svg:x1="4.301cm" svg:y1="18.703cm" svg:x2="4.301cm" svg:y2="21.303cm">
          <text:p/>
        </draw:line>
        <draw:line draw:style-name="gr3" draw:text-style-name="P1" draw:layer="layout" svg:x1="16.501cm" svg:y1="18.702cm" svg:x2="16.501cm" svg:y2="24.703cm">
          <text:p/>
        </draw:line>
        <draw:line draw:style-name="gr1" draw:text-style-name="P1" draw:layer="layout" svg:x1="4.301cm" svg:y1="21.303cm" svg:x2="7.501cm" svg:y2="21.303cm">
          <text:p/>
        </draw:line>
        <draw:line draw:style-name="gr1" draw:text-style-name="P1" draw:layer="layout" svg:x1="16.501cm" svg:y1="24.703cm" svg:x2="13.001cm" svg:y2="24.703cm">
          <text:p/>
        </draw:line>
        <draw:custom-shape draw:style-name="gr2" draw:text-style-name="P2" draw:layer="layout" svg:width="5.9cm" svg:height="2.6cm" svg:x="7.501cm" svg:y="19.502cm">
          <text:p text:style-name="P2">Validate Review</text:p>
          <text:p text:style-name="P2">Informatio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01cm" svg:y1="18.702cm" svg:x2="10.401cm" svg:y2="19.502cm">
          <text:p/>
        </draw:line>
      </draw:page>
      <draw:page draw:name="page7" draw:style-name="dp1" draw:master-page-name="Default">
        <draw:custom-shape draw:style-name="gr2" draw:text-style-name="P1" draw:layer="layout" svg:width="6.5cm" svg:height="2.6cm" svg:x="6.803cm" svg:y="11.3cm">
          <text:p text:style-name="P1">Filter Review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9cm" svg:height="2.6cm" svg:x="7.603cm" svg:y="16.8cm">
          <text:p text:style-name="P1">Filter Product Siz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03cm" svg:y1="13.9cm" svg:x2="9.603cm" svg:y2="16.8cm">
          <text:p/>
        </draw:line>
        <draw:line draw:style-name="gr1" draw:text-style-name="P1" draw:layer="layout" svg:x1="10.401cm" svg:y1="7.9cm" svg:x2="10.401cm" svg:y2="11.3cm">
          <text:p/>
        </draw:line>
        <draw:custom-shape draw:style-name="gr2" draw:text-style-name="P1" draw:layer="layout" svg:width="5.9cm" svg:height="2.6cm" svg:x="14.003cm" svg:y="16.8cm">
          <text:p text:style-name="P1">Filter Product Bra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6cm" svg:x="1.103cm" svg:y="16.8cm">
          <text:p text:style-name="P1">Filter Product Typ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12.5cm" svg:x2="17.1cm" svg:y2="12.5cm">
          <text:p/>
        </draw:line>
        <draw:line draw:style-name="gr3" draw:text-style-name="P1" draw:layer="layout" svg:x1="3.1cm" svg:y1="12.5cm" svg:x2="7.7cm" svg:y2="12.5cm">
          <text:p/>
        </draw:line>
        <draw:line draw:style-name="gr1" draw:text-style-name="P1" draw:layer="layout" svg:x1="3.1cm" svg:y1="12.5cm" svg:x2="3.1cm" svg:y2="16.8cm">
          <text:p/>
        </draw:line>
        <draw:line draw:style-name="gr1" draw:text-style-name="P1" draw:layer="layout" svg:x1="17.1cm" svg:y1="12.5cm" svg:x2="17.1cm" svg:y2="16.8cm">
          <text:p/>
        </draw:line>
        <draw:custom-shape draw:style-name="gr6" draw:text-style-name="P1" draw:layer="layout" svg:width="6.3cm" svg:height="2.6cm" svg:x="7.3cm" svg:y="21.901cm">
          <text:p text:style-name="P1">Review </text:p>
          <text:p text:style-name="P1">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10.4cm" svg:y1="21.9cm" svg:x2="10.4cm" svg:y2="19.3cm">
          <text:p/>
        </draw:line>
        <draw:line draw:style-name="gr3" draw:text-style-name="P1" draw:layer="layout" svg:x1="12.5cm" svg:y1="23.2cm" svg:x2="16.7cm" svg:y2="23.2cm">
          <text:p/>
        </draw:line>
        <draw:line draw:style-name="gr3" draw:text-style-name="P1" draw:layer="layout" svg:x1="3.2cm" svg:y1="23.2cm" svg:x2="7.4cm" svg:y2="23.2cm">
          <text:p/>
        </draw:line>
        <draw:line draw:style-name="gr1" draw:text-style-name="P1" draw:layer="layout" svg:x1="3.2cm" svg:y1="23.2cm" svg:x2="3.2cm" svg:y2="19.3cm">
          <text:p/>
        </draw:line>
        <draw:line draw:style-name="gr1" draw:text-style-name="P1" draw:layer="layout" svg:x1="16.7cm" svg:y1="23.201cm" svg:x2="16.7cm" svg:y2="19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3:22:31.673000000</meta:creation-date>
    <meta:generator>LibreOffice/4.2.5.2$Windows_x86 LibreOffice_project/61cb170a04bb1f12e77c884eab9192be736ec5f5</meta:generator>
    <dc:date>2015-01-15T11:31:44.636000000</dc:date>
    <meta:editing-duration>PT43M35S</meta:editing-duration>
    <meta:editing-cycles>17</meta:editing-cycles>
    <meta:document-statistic meta:object-count="153"/>
  </office:meta>
</office:document-meta>
</file>